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6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6">IF STATEMENTS</text:p>
      <text:p text:style-name="P6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6T01:28:57.08</dc:date>
    <dc:creator>James Wagner</dc:creator>
    <meta:editing-duration>P4DT11M35S</meta:editing-duration>
    <meta:editing-cycles>32</meta:editing-cycles>
    <meta:generator>OpenOffice/4.1.13$Win32 OpenOffice.org_project/4113m1$Build-9810</meta:generator>
    <meta:document-statistic meta:table-count="0" meta:image-count="0" meta:object-count="0" meta:page-count="5" meta:paragraph-count="93" meta:word-count="1152" meta:character-count="6391"/>
  </office:meta>
</office:document-meta>
</file>